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45.14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44.41mm"/>
    </style:style>
    <style:style style:name="co12" style:family="table-column">
      <style:table-column-properties fo:break-before="auto" style:column-width="30.57mm"/>
    </style:style>
    <style:style style:name="co13" style:family="table-column">
      <style:table-column-properties fo:break-before="auto" style:column-width="35.61mm"/>
    </style:style>
    <style:style style:name="co14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99pt dotted #000000"/>
    </style:style>
    <style:style style:name="ce3" style:family="table-cell" style:parent-style-name="Default">
      <style:table-cell-properties fo:border="0.99pt dotted #000000"/>
    </style:style>
    <style:style style:name="ce4" style:family="table-cell" style:parent-style-name="Default">
      <style:table-cell-properties fo:border="0.99pt dotte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99pt dotte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order="0.99pt dotted #000000"/>
    </style:style>
    <style:style style:name="ce8" style:family="table-cell" style:parent-style-name="Default" style:data-style-name="N1">
      <style:table-cell-properties fo:border="0.99pt dotted #000000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order-bottom="none" fo:border-left="none" fo:border-right="none" fo:border-top="0.99pt dotted #000000"/>
    </style:style>
    <style:style style:name="ce11" style:family="table-cell" style:parent-style-name="Default" style:data-style-name="N112"/>
    <style:style style:name="ce12" style:family="table-cell" style:parent-style-name="Default" style:data-style-name="N2"/>
    <style:style style:name="ce13" style:family="table-cell" style:parent-style-name="Default" style:data-style-name="N112">
      <style:table-cell-properties fo:border-bottom="none" fo:border-left="none" fo:border-right="none" fo:border-top="0.99pt dotted #000000"/>
    </style:style>
    <style:style style:name="ce14" style:family="table-cell" style:parent-style-name="Default">
      <style:table-cell-properties fo:background-color="#cccccc" fo:border="0.99pt dotted #000000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cccccc" fo:border="0.99pt dotted 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112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ackground-color="#cccccc" fo:border="0.99pt dotted #000000"/>
      <style:text-properties style:text-overline-style="none" style:text-overline-color="font-color"/>
    </style:style>
    <style:style style:name="ce21" style:family="table-cell" style:parent-style-name="Default" style:data-style-name="N1">
      <style:table-cell-properties fo:background-color="#cccccc" fo:border="0.99pt dotted #000000"/>
    </style:style>
    <style:style style:name="ce22" style:family="table-cell" style:parent-style-name="Default">
      <style:text-properties style:text-overline-style="solid" style:text-overline-width="auto" style:text-overline-color="font-color"/>
    </style:style>
    <style:style style:name="ce23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1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Verbindung</text:p>
          </table:table-cell>
          <table:table-cell table:style-name="ce6" office:value-type="string" calcext:value-type="string">
            <text:p>Messung</text:p>
          </table:table-cell>
          <table:table-cell table:style-name="ce6" office:value-type="string" calcext:value-type="string">
            <text:p>T<text:span text:style-name="T1">onset </text:span><text:span text:style-name="T2">(°C)</text:span></text:p>
          </table:table-cell>
          <table:table-cell table:style-name="ce6" office:value-type="string" calcext:value-type="string">
            <text:p>Area (yVs/mg)</text:p>
          </table:table-cell>
          <table:table-cell table:style-name="ce6"/>
          <table:table-cell table:style-name="ce6" office:value-type="string" calcext:value-type="string">
            <text:p><text:span text:style-name="T3">T</text:span> (°C)</text:p>
          </table:table-cell>
          <table:table-cell/>
          <table:table-cell table:style-name="ce6" office:value-type="string" calcext:value-type="string">
            <text:p><text:span text:style-name="T3">Area</text:span> (yVs/mg)</text:p>
          </table:table-cell>
          <table:table-cell office:value-type="string" calcext:value-type="string">
            <text:p>T (korrigiert)</text:p>
          </table:table-cell>
          <table:table-cell table:style-name="ce6" office:value-type="string" calcext:value-type="string">
            <text:p>Referenz (°C)</text:p>
          </table:table-cell>
          <table:table-cell table:style-name="ce6" office:value-type="string" calcext:value-type="string">
            <text:p>Schmelzwärme (kJ/mol)</text:p>
          </table:table-cell>
          <table:table-cell/>
          <table:table-cell table:style-name="ce6" office:value-type="string" calcext:value-type="string">
            <text:p>Schmelztemperatur Al<text:span text:style-name="T1">2</text:span>O<text:span text:style-name="T1">3 </text:span><text:span text:style-name="T2">(°C)</text:span></text:p>
          </table:table-cell>
          <table:table-cell/>
          <table:table-cell table:style-name="ce6" office:value-type="string" calcext:value-type="string">
            <text:p>Schmelzwärme Al2O3 (kJ/mol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b<text:span text:style-name="T1">0,5</text:span>Gd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63.9" calcext:value-type="float">
            <text:p>1963.9</text:p>
          </table:table-cell>
          <table:table-cell office:value-type="float" office:value="-11.87" calcext:value-type="float">
            <text:p>-11.87</text:p>
          </table:table-cell>
          <table:table-cell/>
          <table:table-cell table:style-name="ce9" table:formula="of:=AVERAGE([.E4:.E5])" office:value-type="float" office:value="1950.6" calcext:value-type="float">
            <text:p>1951</text:p>
          </table:table-cell>
          <table:table-cell/>
          <table:table-cell table:style-name="ce11" table:formula="of:=AVERAGE([.F4:.F5])" office:value-type="float" office:value="-10.945" calcext:value-type="float">
            <text:p>-10.9</text:p>
          </table:table-cell>
          <table:table-cell table:style-name="ce15" table:formula="of:=[.H4]+[.O7]" office:value-type="float" office:value="2148.6" calcext:value-type="float">
            <text:p>2149</text:p>
          </table:table-cell>
          <table:table-cell office:value-type="float" office:value="2114" calcext:value-type="float">
            <text:p>2114</text:p>
          </table:table-cell>
          <table:table-cell table:formula="of:=[.M37]" office:value-type="float" office:value="142.46522067117" calcext:value-type="float">
            <text:p>142.5</text:p>
          </table:table-cell>
          <table:table-cell/>
          <table:table-cell office:value-type="float" office:value="2054" calcext:value-type="float">
            <text:p>2054</text:p>
          </table:table-cell>
          <table:table-cell/>
          <table:table-cell table:style-name="ce12" office:value-type="float" office:value="118.4" calcext:value-type="float">
            <text:p>118.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37.3" calcext:value-type="float">
            <text:p>1937.3</text:p>
          </table:table-cell>
          <table:table-cell office:value-type="float" office:value="-10.02" calcext:value-type="float">
            <text:p>-10.02</text:p>
          </table:table-cell>
          <table:table-cell table:number-columns-repeated="13"/>
        </table:table-row>
        <table:table-row table:style-name="ro1">
          <table:table-cell table:number-columns-repeated="14"/>
          <table:table-cell table:style-name="ce6" office:value-type="string" calcext:value-type="string">
            <text:p>Korrektur (T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y<text:span text:style-name="T1">0,5</text:span>Tb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21.4" calcext:value-type="float">
            <text:p>1921.4</text:p>
          </table:table-cell>
          <table:table-cell office:value-type="float" office:value="-14.17" calcext:value-type="float">
            <text:p>-14.17</text:p>
          </table:table-cell>
          <table:table-cell/>
          <table:table-cell table:style-name="ce9" table:formula="of:=AVERAGE([.E7:.E8])" office:value-type="float" office:value="1916.25" calcext:value-type="float">
            <text:p>1916</text:p>
          </table:table-cell>
          <table:table-cell/>
          <table:table-cell table:style-name="ce11" table:formula="of:=AVERAGE([.F7:.F8])" office:value-type="float" office:value="-12.25" calcext:value-type="float">
            <text:p>-12.3</text:p>
          </table:table-cell>
          <table:table-cell table:style-name="ce15" table:formula="of:=[.H7]+[.O7]" office:value-type="float" office:value="2114.25" calcext:value-type="float">
            <text:p>2114</text:p>
          </table:table-cell>
          <table:table-cell office:value-type="float" office:value="2053" calcext:value-type="float">
            <text:p>2053</text:p>
          </table:table-cell>
          <table:table-cell table:formula="of:=[.M36]" office:value-type="float" office:value="162.82642530249" calcext:value-type="float">
            <text:p>162.8</text:p>
          </table:table-cell>
          <table:table-cell/>
          <table:table-cell table:style-name="ce11" table:formula="of:=[.O4]-[.H10]" office:value-type="float" office:value="198" calcext:value-type="float">
            <text:p>198.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11.1" calcext:value-type="float">
            <text:p>1911.1</text:p>
          </table:table-cell>
          <table:table-cell office:value-type="float" office:value="-10.33" calcext:value-type="float">
            <text:p>-10.33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-36.35" calcext:value-type="float">
            <text:p>-36.35</text:p>
          </table:table-cell>
          <table:table-cell/>
          <table:table-cell table:formula="of:=[.E10]" office:value-type="float" office:value="1856" calcext:value-type="float">
            <text:p>1856</text:p>
          </table:table-cell>
          <table:table-cell/>
          <table:table-cell table:style-name="ce12" table:formula="of:=[.F10]" office:value-type="float" office:value="-36.35" calcext:value-type="float">
            <text:p>-36.35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8.4" calcext:value-type="float">
            <text:p>118.4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6"/>
        </table:table-row>
        <table:table-row table:style-name="ro2">
          <table:table-cell table:style-name="ce1"/>
          <table:table-cell table:style-name="ce2"/>
          <table:table-cell table:style-name="ce2" office:value-type="string" calcext:value-type="string">
            <text:p>GdScO<text:span text:style-name="T1">3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.6" calcext:value-type="float">
            <text:p>2020.6</text:p>
          </table:table-cell>
          <table:table-cell table:style-name="ce2" office:value-type="float" office:value="-11.51" calcext:value-type="float">
            <text:p>-11.51</text:p>
          </table:table-cell>
          <table:table-cell table:style-name="ce2"/>
          <table:table-cell table:style-name="ce10" table:formula="of:=AVERAGE([.E13:.E15])" office:value-type="float" office:value="2015.86666666667" calcext:value-type="float">
            <text:p>2016</text:p>
          </table:table-cell>
          <table:table-cell/>
          <table:table-cell table:style-name="ce13" table:formula="of:=AVERAGE([.F13:.F15])" office:value-type="float" office:value="-11.6" calcext:value-type="float">
            <text:p>-11.6</text:p>
          </table:table-cell>
          <table:table-cell table:style-name="ce16" table:formula="of:=[.H13]+[.O14]" office:value-type="float" office:value="2141.36666666667" calcext:value-type="float">
            <text:p>2141</text:p>
          </table:table-cell>
          <table:table-cell table:style-name="ce18" office:value-type="string" calcext:value-type="string">
            <text:p>2000-2200</text:p>
          </table:table-cell>
          <table:table-cell table:formula="of:=[.M28]" office:value-type="float" office:value="82.52526614772" calcext:value-type="float">
            <text:p>82.5</text:p>
          </table:table-cell>
          <table:table-cell/>
          <table:table-cell table:style-name="ce23" office:value-type="string" calcext:value-type="string">
            <text:p>Korrektur (T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16.1" calcext:value-type="float">
            <text:p>2016.1</text:p>
          </table:table-cell>
          <table:table-cell office:value-type="float" office:value="-11.37" calcext:value-type="float">
            <text:p>-11.37</text:p>
          </table:table-cell>
          <table:table-cell table:number-columns-repeated="8"/>
          <table:table-cell table:style-name="ce11" table:formula="of:=[.O4]-[.H20]" office:value-type="float" office:value="125.5" calcext:value-type="float">
            <text:p>125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10.9" calcext:value-type="float">
            <text:p>2010.9</text:p>
          </table:table-cell>
          <table:table-cell office:value-type="float" office:value="-11.92" calcext:value-type="float">
            <text:p>-11.92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Dy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60.2" calcext:value-type="float">
            <text:p>2060.2</text:p>
          </table:table-cell>
          <table:table-cell office:value-type="float" office:value="-12.45" calcext:value-type="float">
            <text:p>-12.45</text:p>
          </table:table-cell>
          <table:table-cell/>
          <table:table-cell table:style-name="ce9" table:formula="of:=AVERAGE([.E17:.E18])" office:value-type="float" office:value="2059.8" calcext:value-type="float">
            <text:p>2060</text:p>
          </table:table-cell>
          <table:table-cell/>
          <table:table-cell table:style-name="ce11" table:formula="of:=AVERAGE([.F17:.F18])" office:value-type="float" office:value="-13.56" calcext:value-type="float">
            <text:p>-13.6</text:p>
          </table:table-cell>
          <table:table-cell table:style-name="ce15" table:formula="of:=[.H17]+[.O14]" office:value-type="float" office:value="2185.3" calcext:value-type="float">
            <text:p>2185</text:p>
          </table:table-cell>
          <table:table-cell office:value-type="float" office:value="2100" calcext:value-type="float">
            <text:p>2100</text:p>
          </table:table-cell>
          <table:table-cell table:formula="of:=[.M29]" office:value-type="float" office:value="98.493399768852" calcext:value-type="float">
            <text:p>98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59.4" calcext:value-type="float">
            <text:p>2059.4</text:p>
          </table:table-cell>
          <table:table-cell office:value-type="float" office:value="-14.67" calcext:value-type="float">
            <text:p>-14.6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932.6" calcext:value-type="float">
            <text:p>1932.6</text:p>
          </table:table-cell>
          <table:table-cell office:value-type="float" office:value="-40.38" calcext:value-type="float">
            <text:p>-40.38</text:p>
          </table:table-cell>
          <table:table-cell/>
          <table:table-cell table:style-name="ce9" table:formula="of:=AVERAGE([.E20:.E22])" office:value-type="float" office:value="1928.5" calcext:value-type="float">
            <text:p>1929</text:p>
          </table:table-cell>
          <table:table-cell/>
          <table:table-cell table:style-name="ce12" table:formula="of:=AVERAGE([.F20:.F22])" office:value-type="float" office:value="-40.84" calcext:value-type="float">
            <text:p>-40.84</text:p>
          </table:table-cell>
          <table:table-cell table:formula="of:=[.H20]+[.O14]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8.4" calcext:value-type="float">
            <text:p>118.4</text:p>
          </table:table-cell>
          <table:table-cell/>
          <table:table-cell office:value-type="string" calcext:value-type="string">
            <text:p>M_Al2O3 (g/mol)</text:p>
          </table:table-cell>
          <table:table-cell office:value-type="string" calcext:value-type="string">
            <text:p>M_DyTbScO3</text:p>
          </table:table-cell>
          <table:table-cell office:value-type="string" calcext:value-type="string">
            <text:p>M_TbGdScO3</text:p>
          </table:table-cell>
          <table:table-cell office:value-type="string" calcext:value-type="string">
            <text:p>M_GdScO3</text:p>
          </table:table-cell>
          <table:table-cell office:value-type="string" calcext:value-type="string">
            <text:p>M_DyScO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27.3" calcext:value-type="float">
            <text:p>1927.3</text:p>
          </table:table-cell>
          <table:table-cell office:value-type="float" office:value="-38.6" calcext:value-type="float">
            <text:p>-38.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101.96" calcext:value-type="float">
            <text:p>101.96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409.133" calcext:value-type="float">
            <text:p>409.133</text:p>
          </table:table-cell>
          <table:table-cell office:value-type="float" office:value="250.203" calcext:value-type="float">
            <text:p>250.203</text:p>
          </table:table-cell>
          <table:table-cell office:value-type="float" office:value="255.453" calcext:value-type="float">
            <text:p>255.45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25.6" calcext:value-type="float">
            <text:p>1925.6</text:p>
          </table:table-cell>
          <table:table-cell office:value-type="float" office:value="-43.54" calcext:value-type="float">
            <text:p>-43.5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_melt</text:p>
          </table:table-cell>
          <table:table-cell table:style-name="ce5" office:value-type="string" calcext:value-type="string">
            <text:p>Q_melt</text:p>
          </table:table-cell>
          <table:table-cell office:value-type="string" calcext:value-type="string">
            <text:p>D_Q_melt</text:p>
          </table:table-cell>
          <table:table-cell table:number-columns-repeated="4"/>
          <table:table-cell table:style-name="ce14" office:value-type="string" calcext:value-type="string">
            <text:p>alte Daten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DyScO3</text:p>
          </table:table-cell>
          <table:table-cell table:style-name="ce7" table:formula="of:=[.K17]" office:value-type="float" office:value="2185.3" calcext:value-type="float">
            <text:p>2185</text:p>
          </table:table-cell>
          <table:table-cell table:style-name="ce7" table:formula="of:=[.M17]" office:value-type="float" office:value="98.493399768852" calcext:value-type="float">
            <text:p>98</text:p>
          </table:table-cell>
          <table:table-cell table:style-name="ce9" table:formula="of:=0.2*[.D26]" office:value-type="float" office:value="19.6986799537704" calcext:value-type="float">
            <text:p>20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yVs/mg</text:p>
          </table:table-cell>
          <table:table-cell table:style-name="ce14" office:value-type="string" calcext:value-type="string">
            <text:p>yVs/mol</text:p>
          </table:table-cell>
          <table:table-cell table:style-name="ce14" office:value-type="string" calcext:value-type="string">
            <text:p>kJ/mo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yTbScO3</text:p>
          </table:table-cell>
          <table:table-cell table:style-name="ce8" table:formula="of:=[.K7]" office:value-type="float" office:value="2114.25" calcext:value-type="float">
            <text:p>2114</text:p>
          </table:table-cell>
          <table:table-cell table:style-name="ce8" table:formula="of:=[.M7]" office:value-type="float" office:value="162.82642530249" calcext:value-type="float">
            <text:p>163</text:p>
          </table:table-cell>
          <table:table-cell table:style-name="ce9" table:formula="of:=0.2*[.D27]" office:value-type="float" office:value="32.565285060498" calcext:value-type="float">
            <text:p>33</text:p>
          </table:table-cell>
          <table:table-cell table:number-columns-repeated="4"/>
          <table:table-cell table:style-name="ce14" office:value-type="string" calcext:value-type="string">
            <text:p>Al2O3</text:p>
          </table:table-cell>
          <table:table-cell table:style-name="ce17" table:formula="of:=[.J20]*-1" office:value-type="float" office:value="40.84" calcext:value-type="float">
            <text:p>40.84</text:p>
          </table:table-cell>
          <table:table-cell table:style-name="ce14" table:formula="of:=[.O21]*[.K27]" office:value-type="float" office:value="4164.0464" calcext:value-type="float">
            <text:p>4164.0464</text:p>
          </table:table-cell>
          <table:table-cell table:style-name="ce20" table:formula="of:=[.K31]*[.L27]" office:value-type="float" office:value="118.40007893296" calcext:value-type="float">
            <text:p>118.4</text:p>
          </table:table-cell>
          <table:table-cell table:style-name="ce2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bScO3</text:p>
          </table:table-cell>
          <table:table-cell table:style-name="ce3" office:value-type="float" office:value="2095" calcext:value-type="float">
            <text:p>2095</text:p>
          </table:table-cell>
          <table:table-cell table:style-name="ce7" office:value-type="string" calcext:value-type="string">
            <text:p>-</text:p>
          </table:table-cell>
          <table:table-cell table:style-name="ce9"/>
          <table:table-cell office:value-type="string" calcext:value-type="string">
            <text:p>REF PAPER</text:p>
          </table:table-cell>
          <table:table-cell table:number-columns-repeated="3"/>
          <table:table-cell table:style-name="ce14" office:value-type="string" calcext:value-type="string">
            <text:p>GdScO3</text:p>
          </table:table-cell>
          <table:table-cell table:style-name="ce14" table:formula="of:=[.J13]*-1" office:value-type="float" office:value="11.6" calcext:value-type="float">
            <text:p>11.6</text:p>
          </table:table-cell>
          <table:table-cell table:style-name="ce14" table:formula="of:=[.K28]*[.R21]" office:value-type="float" office:value="2902.3548" calcext:value-type="float">
            <text:p>2902.3548</text:p>
          </table:table-cell>
          <table:table-cell table:style-name="ce20" table:formula="of:=[.K31]*[.L28]" office:value-type="float" office:value="82.52526614772" calcext:value-type="float">
            <text:p>82.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bGdScO3</text:p>
          </table:table-cell>
          <table:table-cell table:style-name="ce8" table:formula="of:=[.K4]" office:value-type="float" office:value="2148.6" calcext:value-type="float">
            <text:p>2149</text:p>
          </table:table-cell>
          <table:table-cell table:style-name="ce8" table:formula="of:=[.M4]" office:value-type="float" office:value="142.46522067117" calcext:value-type="float">
            <text:p>142</text:p>
          </table:table-cell>
          <table:table-cell table:style-name="ce9" table:formula="of:=0.2*[.D29]" office:value-type="float" office:value="28.493044134234" calcext:value-type="float">
            <text:p>28</text:p>
          </table:table-cell>
          <table:table-cell table:number-columns-repeated="4"/>
          <table:table-cell table:style-name="ce14" office:value-type="string" calcext:value-type="string">
            <text:p>DyScO3</text:p>
          </table:table-cell>
          <table:table-cell table:style-name="ce14" table:formula="of:=[.J17]*-1" office:value-type="float" office:value="13.56" calcext:value-type="float">
            <text:p>13.56</text:p>
          </table:table-cell>
          <table:table-cell table:style-name="ce14" table:formula="of:=[.K29]*[.S21]" office:value-type="float" office:value="3463.94268" calcext:value-type="float">
            <text:p>3463.94268</text:p>
          </table:table-cell>
          <table:table-cell table:style-name="ce20" table:formula="of:=[.K31]*[.L29]" office:value-type="float" office:value="98.493399768852" calcext:value-type="float">
            <text:p>98.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dScO3</text:p>
          </table:table-cell>
          <table:table-cell table:style-name="ce7" table:formula="of:=[.K13]" office:value-type="float" office:value="2141.36666666667" calcext:value-type="float">
            <text:p>2141</text:p>
          </table:table-cell>
          <table:table-cell table:style-name="ce7" table:formula="of:=[.M13]" office:value-type="float" office:value="82.52526614772" calcext:value-type="float">
            <text:p>83</text:p>
          </table:table-cell>
          <table:table-cell table:style-name="ce9" table:formula="of:=[.D30]*0.2" office:value-type="float" office:value="16.505053229544" calcext:value-type="float">
            <text:p>17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4"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dScO3</text:p>
          </table:table-cell>
          <table:table-cell table:style-name="ce3" office:value-type="float" office:value="2150" calcext:value-type="float">
            <text:p>2150</text:p>
          </table:table-cell>
          <table:table-cell table:style-name="ce7" office:value-type="float" office:value="85" calcext:value-type="float">
            <text:p>85</text:p>
          </table:table-cell>
          <table:table-cell table:style-name="ce9"/>
          <table:table-cell office:value-type="string" calcext:value-type="string">
            <text:p>REF PAPER</text:p>
          </table:table-cell>
          <table:table-cell table:number-columns-repeated="3"/>
          <table:table-cell table:style-name="ce14" office:value-type="string" calcext:value-type="string">
            <text:p>1 yVs/mol = </text:p>
          </table:table-cell>
          <table:table-cell table:style-name="ce14" table:formula="of:=2.84339*10^-2" office:value-type="float" office:value="0.0284339" calcext:value-type="float">
            <text:p>0.0284339</text:p>
          </table:table-cell>
          <table:table-cell table:style-name="ce14" office:value-type="string" calcext:value-type="string">
            <text:p>kJ/mol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mScO3</text:p>
          </table:table-cell>
          <table:table-cell table:style-name="ce3" office:value-type="float" office:value="2168" calcext:value-type="float">
            <text:p>2168</text:p>
          </table:table-cell>
          <table:table-cell table:style-name="ce7" office:value-type="float" office:value="105" calcext:value-type="float">
            <text:p>105</text:p>
          </table:table-cell>
          <table:table-cell table:style-name="ce9" table:formula="of:=0.2*[.D32]" office:value-type="float" office:value="21" calcext:value-type="float">
            <text:p>21</text:p>
          </table:table-cell>
          <table:table-cell office:value-type="string" calcext:value-type="string">
            <text:p>alt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dScO3</text:p>
          </table:table-cell>
          <table:table-cell table:style-name="ce3" office:value-type="float" office:value="2218" calcext:value-type="float">
            <text:p>2218</text:p>
          </table:table-cell>
          <table:table-cell table:style-name="ce7" office:value-type="float" office:value="89.2" calcext:value-type="float">
            <text:p>89</text:p>
          </table:table-cell>
          <table:table-cell table:style-name="ce9" table:formula="of:=0.2*[.D33]" office:value-type="float" office:value="17.84" calcext:value-type="float">
            <text:p>18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4" office:value-type="string" calcext:value-type="string">
            <text:p>neue Daten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table:number-columns-repeated="9"/>
          <table:table-cell table:style-name="ce14"/>
          <table:table-cell table:style-name="ce14" office:value-type="string" calcext:value-type="string">
            <text:p>yVs/mg</text:p>
          </table:table-cell>
          <table:table-cell table:style-name="ce14" office:value-type="string" calcext:value-type="string">
            <text:p>yVs/mol</text:p>
          </table:table-cell>
          <table:table-cell table:style-name="ce14" office:value-type="string" calcext:value-type="string">
            <text:p>kJ/mol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Al2O3</text:p>
          </table:table-cell>
          <table:table-cell table:style-name="ce14" office:value-type="float" office:value="36.35" calcext:value-type="float">
            <text:p>36.35</text:p>
          </table:table-cell>
          <table:table-cell table:style-name="ce14" table:formula="of:=[.O21]*[.K35]" office:value-type="float" office:value="3706.246" calcext:value-type="float">
            <text:p>3706.246</text:p>
          </table:table-cell>
          <table:table-cell table:style-name="ce21" office:value-type="float" office:value="118.4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DyTbScO3</text:p>
          </table:table-cell>
          <table:table-cell table:style-name="ce14" office:value-type="float" office:value="12.3" calcext:value-type="float">
            <text:p>12.3</text:p>
          </table:table-cell>
          <table:table-cell table:style-name="ce14" table:formula="of:=[.P21]*[.K36]" office:value-type="float" office:value="5096.9109" calcext:value-type="float">
            <text:p>5096.9109</text:p>
          </table:table-cell>
          <table:table-cell table:style-name="ce21" table:formula="of:=[.L36]*[.K39]" office:value-type="float" office:value="162.82642530249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TbGdScO3</text:p>
          </table:table-cell>
          <table:table-cell table:style-name="ce14" office:value-type="float" office:value="10.9" calcext:value-type="float">
            <text:p>10.9</text:p>
          </table:table-cell>
          <table:table-cell table:style-name="ce14" table:formula="of:=[.Q21]*[.K37]" office:value-type="float" office:value="4459.5497" calcext:value-type="float">
            <text:p>4459.5497</text:p>
          </table:table-cell>
          <table:table-cell table:style-name="ce21" table:formula="of:=[.L37]*[.K39]" office:value-type="float" office:value="142.46522067117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table:number-columns-repeated="4"/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1 yVs/mol =</text:p>
          </table:table-cell>
          <table:table-cell table:style-name="ce14" table:formula="of:=3.19461*10^-2" office:value-type="float" office:value="0.0319461" calcext:value-type="float">
            <text:p>0.0319461</text:p>
          </table:table-cell>
          <table:table-cell table:style-name="ce14" office:value-type="string" calcext:value-type="string">
            <text:p>kJ/mol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table:style-name="ce14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9:10:01.2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55.889000000</meta:creation-date>
    <dc:date>2017-10-24T21:46:36.591000000</dc:date>
    <meta:editing-duration>P1DT9H21M16S</meta:editing-duration>
    <meta:editing-cycles>94</meta:editing-cycles>
    <meta:generator>LibreOffice/5.1.5.2$Windows_x86 LibreOffice_project/7a864d8825610a8c07cfc3bc01dd4fce6a9447e5</meta:generator>
    <meta:document-statistic meta:table-count="1" meta:cell-count="179" meta:object-count="0"/>
  </office:meta>
</office:document-meta>
</file>